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style:font-name="DejaVu Sans Mono1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T1" style:family="text">
      <style:text-properties fo:color="#ff1493" style:font-name="DejaVu Sans Mono1" fo:font-size="24pt" style:font-size-asian="24pt" style:font-size-complex="24pt"/>
    </style:style>
    <style:style style:name="T2" style:family="text">
      <style:text-properties style:font-name="DejaVu Sans Mono1" fo:font-size="24pt" style:font-size-asian="24pt" style:font-size-complex="24pt"/>
    </style:style>
    <style:style style:name="T3" style:family="text">
      <style:text-properties fo:color="#008b8b" style:font-name="DejaVu Sans Mono1" fo:font-size="24pt" style:font-size-asian="24pt" style:font-size-complex="24pt"/>
    </style:style>
    <style:style style:name="T4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cd00" style:font-name="DejaVu Sans Mono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wton's Methode</text:p>
          </draw:text-box>
        </draw:frame>
        <draw:frame draw:style-name="gr1" draw:text-style-name="P1" draw:layer="layout" svg:width="19.428cm" svg:height="11.258cm" svg:x="4.448cm" svg:y="5.08cm">
          <draw:text-box>
            <text:p><text:span text:style-name="T1">my</text:span><text:span text:style-name="T2"> </text:span><text:span text:style-name="T3">$x</text:span><text:span text:style-name="T2"> </text:span><text:span text:style-name="T4">=</text:span><text:span text:style-name="T2"> </text:span><text:span text:style-name="T5">8</text:span><text:span text:style-name="T4">;</text:span></text:p>
            <text:p/>
            <text:p><text:span text:style-name="T1">my</text:span><text:span text:style-name="T2"> </text:span><text:span text:style-name="T3">$r</text:span><text:span text:style-name="T2"> </text:span><text:span text:style-name="T4">=</text:span><text:span text:style-name="T2"> </text:span><text:span text:style-name="T3">$x</text:span><text:span text:style-name="T4">;</text:span></text:p>
            <text:p/>
            <text:p><text:span text:style-name="T4">for</text:span><text:span text:style-name="T2"> </text:span><text:span text:style-name="T5">1</text:span><text:span text:style-name="T4">..</text:span><text:span text:style-name="T5">5</text:span><text:span text:style-name="T2"> {</text:span></text:p>
            <text:p><text:span text:style-name="T2"><text:s text:c="4"/></text:span><text:span text:style-name="T3">$r</text:span><text:span text:style-name="T2"> </text:span><text:span text:style-name="T4">=</text:span><text:span text:style-name="T2"> (</text:span><text:span text:style-name="T3">$r</text:span><text:span text:style-name="T2"> </text:span><text:span text:style-name="T4">+</text:span><text:span text:style-name="T2"> </text:span><text:span text:style-name="T3">$x</text:span><text:span text:style-name="T2"> </text:span><text:span text:style-name="T4">/</text:span><text:span text:style-name="T2"> </text:span><text:span text:style-name="T3">$r</text:span><text:span text:style-name="T2">) </text:span><text:span text:style-name="T4">/</text:span><text:span text:style-name="T2"> </text:span><text:span text:style-name="T5">2</text:span><text:span text:style-name="T4">;</text:span></text:p>
            <text:p>}</text:p>
            <text:p><text:span text:style-name="T3">say</text:span><text:span text:style-name="T2"> </text:span><text:span text:style-name="T3">$r</text:span><text:span text:style-name="T4">;</text:span></text:p>
            <text:p><text:span text:style-name="T1">my</text:span><text:span text:style-name="T2"> </text:span><text:span text:style-name="T3">$actual</text:span><text:span text:style-name="T2"> </text:span><text:span text:style-name="T4">=</text:span><text:span text:style-name="T2"> </text:span><text:span text:style-name="T3">sqrt</text:span><text:span text:style-name="T2">(</text:span><text:span text:style-name="T3">$x</text:span><text:span text:style-name="T2">)</text:span><text:span text:style-name="T4">;</text:span></text:p>
            <text:p><text:span text:style-name="T3">say</text:span><text:span text:style-name="T2"> </text:span><text:span text:style-name="T3">$actual</text:span><text:span text:style-name="T4">;</text:span></text:p>
            <text:p><text:span text:style-name="T3">say</text:span><text:span text:style-name="T2"> </text:span><text:span text:style-name="T1">'</text:span><text:span text:style-name="T5">Relative Fehler: </text:span><text:span text:style-name="T1">'</text:span><text:span text:style-name="T4">,</text:span><text:span text:style-name="T2"> </text:span></text:p>
            <text:p><text:span text:style-name="T2"><text:s text:c="4"/></text:span><text:span text:style-name="T2">(</text:span><text:span text:style-name="T3">$r</text:span><text:span text:style-name="T2"> </text:span><text:span text:style-name="T4">-</text:span><text:span text:style-name="T2"> </text:span><text:span text:style-name="T3">$actual</text:span><text:span text:style-name="T2">) </text:span><text:span text:style-name="T4">/</text:span><text:span text:style-name="T2"> </text:span><text:span text:style-name="T3">$actual</text:span><text:span text:style-name="T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SON Encoder</text:p>
          </draw:text-box>
        </draw:frame>
        <draw:frame draw:style-name="gr3" draw:text-style-name="P4" draw:layer="layout" svg:width="23.622cm" svg:height="15.041cm" svg:x="2.54cm" svg:y="4.572cm">
          <draw:text-box>
            <text:p text:style-name="P3"><text:span text:style-name="T4">multi</text:span><text:span text:style-name="T2"> to-json(</text:span><text:span text:style-name="T3">@a</text:span><text:span text:style-name="T2">) {</text:span></text:p>
            <text:p text:style-name="P3"><text:span text:style-name="T2"><text:s text:c="4"/></text:span><text:span text:style-name="T1">return</text:span><text:span text:style-name="T2"> </text:span><text:span text:style-name="T1">'</text:span><text:span text:style-name="T5">[</text:span><text:span text:style-name="T1">'</text:span><text:span text:style-name="T2"> </text:span><text:span text:style-name="T4">~</text:span><text:span text:style-name="T2"> </text:span><text:span text:style-name="T3">@a</text:span><text:span text:style-name="T4">.</text:span><text:span text:style-name="T3">map</text:span><text:span text:style-name="T2">(</text:span><text:span text:style-name="T3">&amp;to-json</text:span><text:span text:style-name="T2">)</text:span><text:span text:style-name="T4">.</text:span><text:span text:style-name="T3">join</text:span><text:span text:style-name="T2">(</text:span><text:span text:style-name="T1">'</text:span><text:span text:style-name="T5">,</text:span><text:span text:style-name="T1">'</text:span><text:span text:style-name="T2">) </text:span><text:span text:style-name="T4">~</text:span><text:span text:style-name="T2"> </text:span><text:span text:style-name="T1">'</text:span><text:span text:style-name="T5">]</text:span><text:span text:style-name="T1">'</text:span><text:span text:style-name="T4">;</text:span></text:p>
            <text:p text:style-name="P3"><text:span text:style-name="T2">}</text:span></text:p>
            <text:p text:style-name="P3"><text:span text:style-name="T4">multi</text:span><text:span text:style-name="T2"> to-json(</text:span><text:span text:style-name="T4">Int</text:span><text:span text:style-name="T2"> </text:span><text:span text:style-name="T3">$x</text:span><text:span text:style-name="T2">) { </text:span><text:span text:style-name="T4">~</text:span><text:span text:style-name="T3">$x</text:span><text:span text:style-name="T2"> }</text:span></text:p>
            <text:p text:style-name="P3"><text:span text:style-name="T4">multi</text:span><text:span text:style-name="T2"> to-json(</text:span><text:span text:style-name="T4">Str</text:span><text:span text:style-name="T2"> </text:span><text:span text:style-name="T3">$x</text:span><text:span text:style-name="T2">) { </text:span><text:span text:style-name="T4">qq</text:span><text:span text:style-name="T1">[</text:span><text:span text:style-name="T5">"$x"</text:span><text:span text:style-name="T1">]</text:span><text:span text:style-name="T2"> <text:s/>}</text:span></text:p>
            <text:p text:style-name="P3"><text:span text:style-name="T4">multi</text:span><text:span text:style-name="T2"> to-json(</text:span><text:span text:style-name="T3">%h</text:span><text:span text:style-name="T2">) {</text:span></text:p>
            <text:p text:style-name="P3"><text:span text:style-name="T2"><text:s text:c="4"/></text:span><text:span text:style-name="T1">return</text:span><text:span text:style-name="T2"> </text:span><text:span text:style-name="T1">'</text:span><text:span text:style-name="T5">{</text:span><text:span text:style-name="T1">'</text:span></text:p>
            <text:p text:style-name="P3"><text:span text:style-name="T2"><text:s text:c="8"/></text:span><text:span text:style-name="T4">~</text:span><text:span text:style-name="T2"> </text:span><text:span text:style-name="T3">%h</text:span><text:span text:style-name="T4">.</text:span><text:span text:style-name="T3">map</text:span><text:span text:style-name="T2">({ 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o-json(</text:span><text:span text:style-name="T4">.</text:span><text:span text:style-name="T3">key</text:span><text:span text:style-name="T2">) </text:span><text:span text:style-name="T4">~</text:span><text:span text:style-name="T2"> </text:span><text:span text:style-name="T1">'</text:span><text:span text:style-name="T5">:</text:span><text:span text:style-name="T1">'</text:span><text:span text:style-name="T2"> </text:span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~</text:span><text:span text:style-name="T2"> to-json(</text:span><text:span text:style-name="T4">.</text:span><text:span text:style-name="T3">value</text:span><text:span text:style-name="T2">) })</text:span><text:span text:style-name="T4">.</text:span><text:span text:style-name="T3">join</text:span><text:span text:style-name="T2">(</text:span><text:span text:style-name="T1">'</text:span><text:span text:style-name="T5">, </text:span><text:span text:style-name="T1">'</text:span><text:span text:style-name="T2">)</text:span></text:p>
            <text:p text:style-name="P3"><text:span text:style-name="T2"><text:s text:c="8"/></text:span><text:span text:style-name="T4">~</text:span><text:span text:style-name="T2"> </text:span><text:span text:style-name="T1">'</text:span><text:span text:style-name="T5">}</text:span><text:span text:style-name="T1">'</text:span></text:p>
            <text:p text:style-name="P3"><text:span text:style-name="T2">}</text:span></text:p>
            <text:p text:style-name="P3"><text:span text:style-name="T2"/></text:p>
            <text:p text:style-name="P3"><text:span text:style-name="T3">say</text:span><text:span text:style-name="T2"> to-json([</text:span><text:span text:style-name="T5">1</text:span><text:span text:style-name="T4">,</text:span><text:span text:style-name="T2"> [</text:span><text:span text:style-name="T5">2</text:span><text:span text:style-name="T4">,</text:span><text:span text:style-name="T2"> {</text:span><text:span text:style-name="T5">a</text:span><text:span text:style-name="T2"> </text:span><text:span text:style-name="T4">=&gt;</text:span><text:span text:style-name="T2"> </text:span><text:span text:style-name="T1">'</text:span><text:span text:style-name="T5">b</text:span><text:span text:style-name="T1">'</text:span><text:span text:style-name="T2">}]])</text:span><text:span text:style-name="T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color="#000000" style:font-name="monospace2" fo:font-family="monospace" style:font-pitch="fixed" fo:font-size="12pt" fo:language="en" fo:country="US" style:font-name-asian="monospace2" style:font-family-asian="monospace" style:font-pitch-asian="fixed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Text_20_Body" style:display-name="Text Body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List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color="#000000" style:font-name="monospace2" fo:font-family="monospace" style:font-pitch="fixed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fo:color="#000000" style:font-name="monospace2" fo:font-family="monospace" style:font-pitch="fixed" style:font-name-asian="FreeSans2" style:font-family-asian="FreeSans" style:font-family-generic-asian="swiss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08:25:47.523449575</meta:creation-date>
    <dc:date>2016-11-23T21:16:11.237631987</dc:date>
    <meta:editing-duration>PT2M58S</meta:editing-duration>
    <meta:editing-cycles>2</meta:editing-cycles>
    <meta:generator>LibreOffice/5.1.4.2$Linux_X86_64 LibreOffice_project/10m0$Build-2</meta:generator>
    <meta:document-statistic meta:object-count="29"/>
  </office:meta>
</office:document-meta>
</file>